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Normal" style:family="paragraph">
      <style:paragraph-properties fo:break-before="page"/>
    </style:style>
    <style:style style:name="P92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paragraph-properties fo:text-align="center"/>
    </style:style>
    <style:style style:name="P105" style:parent-style-name="Standard" style:family="paragraph">
      <style:paragraph-properties fo:text-align="center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</style:style>
    <style:style style:name="P149" style:parent-style-name="Standard" style:family="paragraph">
      <style:paragraph-properties fo:text-align="center"/>
    </style:style>
    <style:style style:name="P150" style:parent-style-name="Standard" style:family="paragraph">
      <style:paragraph-properties fo:text-align="center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Normal" style:family="paragraph">
      <style:paragraph-properties fo:break-before="page"/>
    </style:style>
    <style:style style:name="P163" style:parent-style-name="Standard" style:family="paragraph">
      <style:paragraph-properties fo:text-align="center"/>
      <style:text-properties fo:font-weight="bold" style:font-weight-asian="bold" fo:font-style="italic" style:font-style-asian="italic"/>
    </style:style>
    <style:style style:name="P164" style:parent-style-name="Standard" style:family="paragraph">
      <style:paragraph-properties fo:text-align="center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P2"/>
      <text:p text:style-name="P3">LogisticRegression Without Stopwords:</text:p>
      <text:p text:style-name="P4"/>
      <text:p text:style-name="P5">kernel solver = “lbgfs”,max_features=500</text:p>
      <text:p text:style-name="P6">Training Accuracy:64.87358177709712</text:p>
      <text:p text:style-name="P7">Test Accuracy:64.99639880646157</text:p>
      <text:p text:style-name="P8"/>
      <text:p text:style-name="P9">kernel solver =<text:s/>“lbgfs”,max_features=5000</text:p>
      <text:p text:style-name="P10">Training Accuracy:70.23080707947325</text:p>
      <text:p text:style-name="P11">Test Accuracy:69.80854313913271</text:p>
      <text:p text:style-name="P12"/>
      <text:p text:style-name="P13">kernel solver = “lbgfs”,max_features=50000</text:p>
      <text:p text:style-name="P14">Training Accuracy:74.93348318578934</text:p>
      <text:p text:style-name="P15">Test Accuracy:72.09075007716844</text:p>
      <text:p text:style-name="P16"/>
      <text:p text:style-name="P17">kernel solver = “lbgfs”,max_features=500000</text:p>
      <text:p text:style-name="P18">Training Accuracy:79.30545497237095</text:p>
      <text:p text:style-name="P19">Test Accuracy:72.5351611039439</text:p>
      <text:p text:style-name="P20"/>
      <text:p text:style-name="P21"/>
      <text:p text:style-name="P22"/>
      <text:p text:style-name="P23"/>
      <text:p text:style-name="P24">LogisticRegression With Stopwords</text:p>
      <text:p text:style-name="P25">kernel solver = “lbgfs”,max_features=500</text:p>
      <text:p text:style-name="P26">Training Accuracy:62.91745319419216</text:p>
      <text:p text:style-name="P27">Test Accuracy:63.011389269234726</text:p>
      <text:p text:style-name="P28"/>
      <text:p text:style-name="P29">kernel solver = “lbgfs”,max_features=5000</text:p>
      <text:p text:style-name="P30">Training Accuracy:67.31158625947955</text:p>
      <text:p text:style-name="P31">Test Accuracy:66.8017444023206</text:p>
      <text:p text:style-name="P32"/>
      <text:p text:style-name="P33">kernel solver = “lbgfs”,max_features=50000</text:p>
      <text:p text:style-name="P34">Training Accuracy:71.73183797467019</text:p>
      <text:p text:style-name="P35">Test Accuracy:68.28139963750624</text:p>
      <text:p text:style-name="P36"/>
      <text:p text:style-name="P37">kernel solver = “lbgfs”,max_features=500000</text:p>
      <text:p text:style-name="P38">Training Accuracy:77.12863698902093</text:p>
      <text:p text:style-name="P39">Test Accuracy:68.57107806279532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LogisticRegression Without<text:s/>Stopwords</text:p>
      <text:p text:style-name="P56">kernel solver = “sag”,max_features=500</text:p>
      <text:p text:style-name="P57">Training Accuracy:64.87476898845634</text:p>
      <text:p text:style-name="P58">Test Accuracy:64.99442012869319</text:p>
      <text:p text:style-name="P59"/>
      <text:p text:style-name="P60">kernel solver = “sag”,max_features=5000</text:p>
      <text:p text:style-name="P61">Training Accuracy:70.23027942998026</text:p>
      <text:p text:style-name="P62">Test Accuracy:69.80656446136435</text:p>
      <text:p text:style-name="P63"/>
      <text:p text:style-name="P64">kernel solver = “sag”,max_features=50000</text:p>
      <text:p text:style-name="P65">Training Accuracy:74.9330874486696</text:p>
      <text:p text:style-name="P66">Test Accuracy:72.09075007716844</text:p>
      <text:p text:style-name="P67"/>
      <text:p text:style-name="P68">kernel solver = “sag”,max_features=500000</text:p>
      <text:p text:style-name="P69">Training Accuracy:79.29569345675056</text:p>
      <text:p text:style-name="P70">Test Accuracy:72.53595257505124</text:p>
      <text:p text:style-name="P71"/>
      <text:p text:style-name="P72"/>
      <text:p text:style-name="P73"/>
      <text:p text:style-name="P74">LogisticRegression With Stopwords</text:p>
      <text:p text:style-name="P75">kernel solver = “sag”,max_features=500</text:p>
      <text:p text:style-name="P76">Training Accuracy:62.917321281818914</text:p>
      <text:p text:style-name="P77">Test Accuracy:63.010993533681045</text:p>
      <text:p text:style-name="P78"/>
      <text:p text:style-name="P79">kernel solver = “sag”,max_features=5000</text:p>
      <text:p text:style-name="P80">Training Accuracy:67.31356494507828</text:p>
      <text:p text:style-name="P81">Test Accuracy:66.806097493411</text:p>
      <text:p text:style-name="P82"/>
      <text:p text:style-name="P83">kernel solver = “sag”,max_features=50000</text:p>
      <text:p text:style-name="P84">Training<text:s/>Accuracy:71.73592725824089</text:p>
      <text:p text:style-name="P85">Test Accuracy:72.09312449049048</text:p>
      <text:p text:style-name="P86"/>
      <text:p text:style-name="P87">kernel solver = “sag”,max_features=500000</text:p>
      <text:p text:style-name="P88">Training Accuracy:77.12560300443621</text:p>
      <text:p text:style-name="P89">Test Accuracy:68.56514202949022</text:p>
      <text:p text:style-name="P90"><text:line-break/></text:p>
      <text:p text:style-name="P91"/>
      <text:soft-page-break/>
      <text:p text:style-name="P92">Multi-Layer Perceptron with Stopwords</text:p>
      <text:p text:style-name="P93">solver=’lbfgs’,<text:s/>hidden_layer_sizes=(10, 5), max_features = 50000</text:p>
      <text:p text:style-name="P94">Training Accuracy:<text:s/>70.23674313626944</text:p>
      <text:p text:style-name="P95">Test Accuracy:<text:s/>69.65024891766326</text:p>
      <text:p text:style-name="P96"/>
      <text:p text:style-name="P97">solver=’lbfgs’,<text:s/>hidden_layer_sizes=(20, 5), max_features = 50000</text:p>
      <text:p text:style-name="P98">Training Accuracy:<text:s/>74.19701640594187</text:p>
      <text:p text:style-name="P99">Test Accuracy:<text:s/>71.83312623172691</text:p>
      <text:p text:style-name="P100"/>
      <text:p text:style-name="P101">solver=’lbfgs’,<text:s/>hidden_layer_sizes=(10, 10), max_features = 50000</text:p>
      <text:p text:style-name="P102">Training Accuracy:<text:s/>73.89981782901255</text:p>
      <text:p text:style-name="P103">Test Accuracy:<text:s/>71.73419234330851</text:p>
      <text:p text:style-name="P104"/>
      <text:p text:style-name="P105">solver=’lbfgs’,<text:s/>hidden_layer_sizes=(10, 5, 5), max_features = 50000</text:p>
      <text:p text:style-name="P106">Training Accuracy:<text:s/>74.67401154760915</text:p>
      <text:p text:style-name="P107">Test Accuracy:<text:s/>71.75041750100912</text:p>
      <text:p text:style-name="P108"/>
      <text:p text:style-name="P109">solver=’lbfgs’,<text:s/>hidden_layer_sizes=(40, 20, 20), max_features = 50000</text:p>
      <text:p text:style-name="P110">Training Accuracy:<text:s/>70.37063419511686</text:p>
      <text:p text:style-name="P111">Test Accuracy:<text:s/>69.91895335860765</text:p>
      <text:p text:style-name="P112"/>
      <text:p text:style-name="P113">solver=’lbfgs’,<text:s/>hidden_layer_sizes=(10, 5), max_features = 500</text:p>
      <text:p text:style-name="P114">Training Accuracy:<text:s/>65.9890328052881</text:p>
      <text:p text:style-name="P115">Test Accuracy:<text:s/>65.93666648199007</text:p>
      <text:p text:style-name="P116"/>
      <text:p text:style-name="P117">solver=’lbfgs’,<text:s/>hidden_layer_sizes=(10, 5), max_features = 5000</text:p>
      <text:p text:style-name="P118">Training Accuracy:<text:s/>70.0630145407009</text:p>
      <text:p text:style-name="P119">Test Accuracy:<text:s/>69.69259262190633</text:p>
      <text:p text:style-name="P120"/>
      <text:p text:style-name="P121">solver=’lbfgs’,<text:s/>hidden_layer_sizes=(10, 5), max_features = 500000</text:p>
      <text:p text:style-name="P122">Training Accuracy:<text:s/>72.84267206979747</text:p>
      <text:p text:style-name="P123">Test Accuracy:<text:s/>71.12673826841952</text:p>
      <text:p text:style-name="P124"/>
      <text:p text:style-name="P125"/>
      <text:p text:style-name="P126">Multi-Layer Perceptron without Stopwords</text:p>
      <text:p text:style-name="P127">Solver=’lbfgs’, hidden_layer_sizes=(10, 5), max_features = 50000</text:p>
      <text:p text:style-name="P128">Training Accuracy:<text:s/>71.30800351942212</text:p>
      <text:p text:style-name="P129">Test Accuracy:<text:s/>67.80730844420525</text:p>
      <text:p text:style-name="P130"/>
      <text:p text:style-name="P131">Solver=’lbfgs’, hidden_layer_sizes=(20, 5), max_features = 50000</text:p>
      <text:p text:style-name="P132">Training Accuracy:<text:s/>72.20975650295021</text:p>
      <text:p text:style-name="P133">Test Accuracy:<text:s/>68.11519070496331</text:p>
      <text:p text:style-name="P134"/>
      <text:p text:style-name="P135">Solver=’lbfgs’, hidden_layer_sizes=(10, 5), max_features = 500</text:p>
      <text:p text:style-name="P136">Training Accuracy:<text:s/>63.258050941920295</text:p>
      <text:p text:style-name="P137">Test Accuracy:<text:s/>63.3252075632979</text:p>
      <text:p text:style-name="P138"/>
      <text:p text:style-name="P139">Solver=’lbfgs’, hidden_layer_sizes=(10, 5), max_features = 5000</text:p>
      <text:p text:style-name="P140">Training Accuracy:<text:s/>67.73344202912888</text:p>
      <text:soft-page-break/>
      <text:p text:style-name="P141">Test Accuracy:<text:s/>67.12941344076235</text:p>
      <text:p text:style-name="P142"/>
      <text:p text:style-name="P143">Solver=’lbfgs’, hidden_layer_sizes=(10, 5), max_features = 500000</text:p>
      <text:p text:style-name="P144">Training Accuracy:<text:s/>71.30800351942212</text:p>
      <text:p text:style-name="P145">Test Accuracy:<text:s/>67.80730844420525</text:p>
      <text:p text:style-name="P146"/>
      <text:p text:style-name="P147">Solver=’lbfgs’, hidden_layer_sizes=(10, 5), max_features = 500000, learning_rate=’adaptive’</text:p>
      <text:p text:style-name="P148">Training Accuracy:<text:s/>50.0075849614618</text:p>
      <text:p text:style-name="P149">Test Accuracy:<text:s/>49.98456631340673</text:p>
      <text:p text:style-name="P150"/>
      <text:p text:style-name="P151">Solver=’lbfgs’,<text:s/>alpha=le-4<text:s/>hidden_layer_sizes=(10, 5), max_features = 50000</text:p>
      <text:p text:style-name="P152">Training Accuracy:<text:s/>71.30800351942212</text:p>
      <text:p text:style-name="P153">Test Accuracy:<text:s/>67.80730844420525</text:p>
      <text:p text:style-name="P154"/>
      <text:p text:style-name="P155">Solver=’lbfgs’, alpha=le-2 hidden_layer_sizes=(10, 5), max_features = 50000</text:p>
      <text:p text:style-name="P156">Training Accuracy:<text:s/>71.32356917946547</text:p>
      <text:p text:style-name="P157">Test Accuracy:<text:s/>67.99963592329063</text:p>
      <text:p text:style-name="P158"/>
      <text:p text:style-name="P159"/>
      <text:p text:style-name="P160"/>
      <text:p text:style-name="P161"/>
      <text:p text:style-name="P162"/>
      <text:soft-page-break/>
      <text:p text:style-name="P163">K-Nearest Neighbors with Stopwords</text:p>
      <text:p text:style-name="P164">n_neighbors = 15</text:p>
      <text:p text:style-name="P165">Test Accuracy:<text:s/>56.22531599483961</text:p>
      <text:p text:style-name="P166"/>
      <text:p text:style-name="P167">n_neighbors = 50</text:p>
      <text:p text:style-name="P168">Test Accuracy:<text:s/>53.73020332892747</text:p>
      <text:p text:style-name="P169"/>
      <text:p text:style-name="P170">n_neighbors = 5</text:p>
      <text:p text:style-name="P171">Test Accuracy:<text:s/>57.9352893222633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gan Padon</dc:creator>
    <meta:creation-date>2018-12-09T05:36:00Z</meta:creation-date>
    <dc:date>2018-12-10T01:51:00Z</dc:date>
    <meta:template xlink:href="Normal" xlink:type="simple"/>
    <meta:editing-cycles>20</meta:editing-cycles>
    <meta:editing-duration>PT27300S</meta:editing-duration>
    <meta:document-statistic meta:page-count="5" meta:paragraph-count="8" meta:word-count="661" meta:character-count="4424" meta:row-count="31" meta:non-whitespace-character-count="3771"/>
  </office:meta>
</office:document-meta>
</file>